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ystem" style:font-pitch="variable"/>
    <style:font-face style:name="NotoSans NF" svg:font-family="'NotoSans NF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style:font-name="Cambria" fo:font-size="18pt" fo:letter-spacing="0.0209in" fo:text-shadow="1pt 1pt" fo:font-weight="bold" style:font-size-asian="18pt" style:font-weight-asian="bold" style:font-name-complex="Cambria" style:font-size-complex="18pt"/>
    </style:style>
    <style:style style:name="P2" style:family="paragraph" style:parent-style-name="Standard">
      <style:text-properties fo:font-variant="small-caps" style:font-name="Cambria" fo:font-size="18pt" fo:letter-spacing="0.0209in" fo:text-shadow="1pt 1pt" fo:font-weight="bold" style:font-size-asian="18pt" style:font-weight-asian="bold" style:font-name-complex="Cambria" style:font-size-complex="18pt"/>
    </style:style>
    <style:style style:name="P3" style:family="paragraph" style:parent-style-name="Standard">
      <style:text-properties style:font-name="Cambria" style:font-name-complex="Cambria"/>
    </style:style>
    <style:style style:name="T1" style:family="text">
      <style:text-properties officeooo:rsid="00096d95"/>
    </style:style>
    <style:style style:name="T2" style:family="text">
      <style:text-properties style:font-name="Cambria" style:font-name-complex="Cambria"/>
    </style:style>
    <style:style style:name="T3" style:family="text">
      <style:text-properties style:font-name="Cambria" fo:font-weight="bold" style:font-weight-asian="bold" style:font-name-complex="Cambri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-Aula</text:p>
      <text:p text:style-name="P2"/>
      <text:p text:style-name="P3">Nome: <text:span text:style-name="T1">Vicente Franzini</text:span></text:p>
      <text:p text:style-name="P3">Data da aula: <text:span text:style-name="T1">30/03/2026</text:span></text:p>
      <text:p text:style-name="P3"/>
      <text:p text:style-name="P3">Temas/conceitos trabalhados em aula:</text:p>
      <text:p text:style-name="P3"><text:tab/><text:span text:style-name="T1">Filas (estáticas, circulares e dinâmicas)</text:span></text:p>
      <text:p text:style-name="P3"/>
      <text:p text:style-name="P3">Detalhe as formas de interação com esses temas/conceitos (busca na Internet, leitura, implementação de programas, exposição do professor, conversa com o colega/professor etc.):</text:p>
      <text:p text:style-name="P3"/>
      <text:p text:style-name="P3"><text:tab/><text:span text:style-name="T1">Copiei a exposição do professor em aula, utilizei sites online para entender melhor o conceito, fiz os exercícios e conversei com colegas sobre os exercícios.</text:span></text:p>
      <text:p text:style-name="P3"/>
      <text:p text:style-name="Standard"><text:span text:style-name="T2">Comentários (</text:span><text:span text:style-name="T3">obrigatório</text:span><text:span text:style-name="T2"> no mínimo cinco linhas):</text:span></text:p>
      <text:p text:style-name="P3"/>
      <text:p text:style-name="P3"><text:tab/><text:span text:style-name="T1">Filas são uma sequência lógica do estudo de Pilhas, podendo se utilizar das duas pontas do vetor ao invés de apenas seu topo.</text:span></text:p>
      <text:p text:style-name="P3"><text:tab/><text:span text:style-name="T1">Sendo assim, eu acho justo o estudo aprofundado sobre a sua estrutura, formas diferentes de implementação, e casos testes.</text:span></text:p>
      <text:p text:style-name="P3"><text:tab/><text:span text:style-name="T1">Para além disso, acho interessante as nomenclaturas de LIFO e FIFO, que não só complementam a fila e a pilha, como explicam elas e mostram a sua relaçã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ystem" style:font-pitch="variable"/>
    <style:font-face style:name="NotoSans NF" svg:font-family="'NotoSans NF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NotoSans NF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pt" fo:country="BR" style:font-name-asian="Noto Sans" style:font-size-asian="10.5pt" style:language-asian="zh" style:country-asian="CN" style:font-name-complex="NotoSans NF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Sans NF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Cabeçalho_20_Char" style:display-name="Cabeçalho Char" style:family="text">
      <style:text-properties fo:font-size="12pt" style:font-size-asian="12pt" style:font-size-complex="12pt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Cambria" fo:font-size="10pt" style:font-size-asian="10pt" style:font-name-complex="Cambria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4925in" fo:margin-left="1.1811in" fo:margin-right="1.181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footer>
        <text:p text:style-name="MP1">Estruturas de Dados I – Noturno – 1º sem/2026</text:p>
        <text:p text:style-name="MP1">Prof. Marcus Vinicius Maltempi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odelo RAU</dc:title>
    <dc:subject/>
    <meta:keyword/>
    <meta:creation-date>2026-03-30T21:33:55.181705184</meta:creation-date>
    <meta:editing-cycles>2</meta:editing-cycles>
    <meta:editing-duration>PT3M31S</meta:editing-duration>
    <meta:generator>LibreOffice/25.8.5.2$Linux_X86_64 LibreOffice_project/580$Build-2</meta:generator>
    <dc:date>2026-03-30T21:37:25.011567570</dc:date>
    <meta:document-statistic meta:table-count="0" meta:image-count="0" meta:object-count="0" meta:page-count="1" meta:paragraph-count="13" meta:word-count="152" meta:character-count="1000" meta:non-whitespace-character-count="854"/>
    <meta:template xlink:type="simple" xlink:actuate="onRequest" xlink:title="Modelo RAU" xlink:href="../../../../../Templates/Modelo%20RAU.ott" meta:date="2026-03-30T21:33:53.262983403"/>
  </office:meta>
</office:document-meta>
</file>